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style:font-name="Tahoma" fo:font-size="12pt" style:font-size-asian="12pt" style:font-name-complex="Tahoma"/>
    </style:style>
    <style:style style:name="P2" style:family="paragraph" style:parent-style-name="Heading_20_2">
      <style:paragraph-properties fo:line-height="100%"/>
      <style:text-properties style:font-name="Tahoma" fo:font-size="12pt" style:font-size-asian="12pt" style:font-name-complex="Tahoma"/>
    </style:style>
    <style:style style:name="P3" style:family="paragraph" style:parent-style-name="Standard">
      <style:text-properties style:font-name="Tahoma" fo:font-size="12pt" fo:font-weight="bold" style:font-size-asian="12pt" style:font-weight-asian="bold" style:font-name-complex="Tahoma" style:font-weight-complex="bold"/>
    </style:style>
    <style:style style:name="P4" style:family="paragraph" style:parent-style-name="Standard">
      <style:text-properties style:font-name="Tahoma" fo:font-size="12pt" style:font-size-asian="12pt" style:font-name-complex="Tahoma"/>
    </style:style>
    <style:style style:name="P5" style:family="paragraph" style:parent-style-name="Standard">
      <style:paragraph-properties fo:line-height="200%"/>
      <style:text-properties style:font-name="Tahoma" fo:font-size="12pt" style:font-size-asian="12pt" style:font-name-complex="Tahoma"/>
    </style:style>
    <style:style style:name="P6" style:family="paragraph" style:parent-style-name="Standard" style:list-style-name="WW8Num1">
      <style:paragraph-properties fo:line-height="200%"/>
      <style:text-properties style:font-name="Tahoma" fo:font-size="12pt" style:font-size-asian="12pt" style:font-name-complex="Tahoma"/>
    </style:style>
    <style:style style:name="P7" style:family="paragraph" style:parent-style-name="Standard" style:list-style-name="WW8Num8">
      <style:paragraph-properties fo:line-height="200%"/>
      <style:text-properties style:font-name="Tahoma" fo:font-size="12pt" style:font-size-asian="12pt" style:font-name-complex="Tahoma"/>
    </style:style>
    <style:style style:name="P8" style:family="paragraph" style:parent-style-name="Standard" style:list-style-name="WW8Num3">
      <style:text-properties style:font-name="Tahoma" fo:font-size="12pt" style:font-size-asian="12pt" style:font-name-complex="Tahoma"/>
    </style:style>
    <style:style style:name="P9" style:family="paragraph" style:parent-style-name="Standard" style:list-style-name="WW8Num2">
      <style:text-properties style:font-name="Tahoma" fo:font-size="12pt" style:font-size-asian="12pt" style:font-name-complex="Tahoma"/>
    </style:style>
    <style:style style:name="P10" style:family="paragraph" style:parent-style-name="Standard" style:list-style-name="WW8Num4">
      <style:text-properties style:font-name="Tahoma" fo:font-size="12pt" style:font-size-asian="12pt" style:font-name-complex="Tahoma"/>
    </style:style>
    <style:style style:name="P11" style:family="paragraph" style:parent-style-name="Standard" style:list-style-name="WW8Num5">
      <style:text-properties style:font-name="Tahoma" fo:font-size="12pt" style:font-size-asian="12pt" style:font-name-complex="Tahoma"/>
    </style:style>
    <style:style style:name="P12" style:family="paragraph" style:parent-style-name="Standard">
      <style:text-properties style:font-name="Tahoma" fo:font-size="12pt" fo:font-style="italic" fo:font-weight="bold" style:font-size-asian="12pt" style:font-style-asian="italic" style:font-weight-asian="bold" style:font-name-complex="Tahoma" style:font-style-complex="italic" style:font-weight-complex="bold"/>
    </style:style>
    <style:style style:name="P13" style:family="paragraph" style:parent-style-name="Standard">
      <style:paragraph-properties fo:line-height="200%"/>
      <style:text-properties style:font-name="Tahoma" fo:font-size="12pt" fo:font-style="italic" fo:font-weight="bold" style:font-size-asian="12pt" style:font-style-asian="italic" style:font-weight-asian="bold" style:font-name-complex="Tahoma" style:font-style-complex="italic" style:font-weight-complex="bold"/>
    </style:style>
    <style:style style:name="P14" style:family="paragraph" style:parent-style-name="Standard">
      <style:text-properties style:font-name="Tahoma" fo:font-size="12pt" fo:font-style="italic" style:font-size-asian="12pt" style:font-style-asian="italic" style:font-name-complex="Tahoma" style:font-style-complex="italic"/>
    </style:style>
    <style:style style:name="P15" style:family="paragraph" style:parent-style-name="Standard">
      <style:paragraph-properties fo:line-height="200%"/>
    </style:style>
    <style:style style:name="P16" style:family="paragraph" style:parent-style-name="Standard" style:list-style-name="WW8Num1">
      <style:paragraph-properties fo:line-height="200%"/>
    </style:style>
    <style:style style:name="P17" style:family="paragraph" style:parent-style-name="Standard">
      <style:paragraph-properties fo:line-height="200%">
        <style:tab-stops>
          <style:tab-stop style:position="0.6874in"/>
        </style:tab-stops>
      </style:paragraph-properties>
    </style:style>
    <style:style style:name="P18" style:family="paragraph" style:parent-style-name="Standard" style:list-style-name="WW8Num8">
      <style:paragraph-properties fo:line-height="200%"/>
    </style:style>
    <style:style style:name="P19" style:family="paragraph" style:parent-style-name="Standard" style:list-style-name="WW8Num2"/>
    <style:style style:name="P20" style:family="paragraph" style:parent-style-name="Standard">
      <style:paragraph-properties fo:margin-left="0in" fo:margin-right="0in" fo:text-indent="0.5in" style:auto-text-indent="false"/>
    </style:style>
    <style:style style:name="P21" style:family="paragraph" style:parent-style-name="Standard">
      <style:paragraph-properties fo:margin-left="0in" fo:margin-right="0in" fo:line-height="200%" fo:text-indent="0.5in" style:auto-text-indent="false"/>
    </style:style>
    <style:style style:name="P22" style:family="paragraph" style:parent-style-name="Standard">
      <style:paragraph-properties fo:margin-left="0in" fo:margin-right="0in" fo:text-indent="0.5in" style:auto-text-indent="false"/>
      <style:text-properties style:font-name="Tahoma" fo:font-size="12pt" style:font-size-asian="12pt" style:font-name-complex="Tahoma"/>
    </style:style>
    <style:style style:name="P23" style:family="paragraph" style:parent-style-name="Standard">
      <style:paragraph-properties fo:margin-left="0in" fo:margin-right="0in" fo:text-indent="0.5in" style:auto-text-indent="false"/>
      <style:text-properties style:font-name="Tahoma" fo:font-size="12pt" style:font-size-asian="12pt" style:font-name-complex="Tahoma" style:font-size-complex="12pt"/>
    </style:style>
    <style:style style:name="P24" style:family="paragraph" style:parent-style-name="Standard">
      <style:paragraph-properties fo:margin-left="0.75in" fo:margin-right="0in" fo:text-indent="0in" style:auto-text-indent="false"/>
      <style:text-properties style:font-name="Tahoma" fo:font-size="12pt" style:font-size-asian="12pt" style:font-name-complex="Tahoma"/>
    </style:style>
    <style:style style:name="P25" style:family="paragraph" style:parent-style-name="Standard">
      <style:paragraph-properties fo:margin-left="0.25in" fo:margin-right="0in" fo:text-indent="0in" style:auto-text-indent="false"/>
      <style:text-properties style:font-name="Tahoma" fo:font-size="12pt" style:font-size-asian="12pt" style:font-name-complex="Tahoma"/>
    </style:style>
    <style:style style:name="P26" style:family="paragraph" style:parent-style-name="Standard" style:master-page-name="Standard">
      <style:paragraph-properties style:page-number="auto"/>
    </style:style>
    <style:style style:name="P27" style:family="paragraph" style:parent-style-name="Heading_20_1">
      <style:text-properties style:font-name="Tahoma" fo:font-size="12pt" style:font-size-asian="12pt" style:font-name-complex="Tahoma"/>
    </style:style>
    <style:style style:name="P28" style:family="paragraph" style:parent-style-name="Heading_20_1">
      <style:paragraph-properties fo:line-height="200%"/>
      <style:text-properties style:font-name="Tahoma" fo:font-size="12pt" style:font-size-asian="12pt" style:font-name-complex="Tahoma"/>
    </style:style>
    <style:style style:name="T1" style:family="text">
      <style:text-properties style:font-name="Tahoma" fo:font-size="12pt" fo:font-weight="bold" style:font-size-asian="12pt" style:font-weight-asian="bold" style:font-name-complex="Tahoma" style:font-weight-complex="bold"/>
    </style:style>
    <style:style style:name="T2" style:family="text">
      <style:text-properties style:font-name="Tahoma" fo:font-size="12pt" style:font-size-asian="12pt" style:font-name-complex="Tahoma"/>
    </style:style>
    <style:style style:name="T3" style:family="text">
      <style:text-properties style:font-name="Tahoma" fo:font-size="12pt" style:font-size-asian="12pt" style:font-name-complex="Tahoma" style:font-size-complex="12pt"/>
    </style:style>
    <style:style style:name="T4" style:family="text">
      <style:text-properties style:font-name="Tahoma" fo:font-size="12pt" fo:font-style="italic" fo:font-weight="bold" style:font-size-asian="12pt" style:font-style-asian="italic" style:font-weight-asian="bold" style:font-name-complex="Tahoma" style:font-style-complex="italic" style:font-weight-complex="bold"/>
    </style:style>
    <style:style style:name="T5" style:family="text">
      <style:text-properties style:font-name="Tahoma" fo:font-size="12pt" fo:font-style="italic" style:font-size-asian="12pt" style:font-style-asian="italic" style:font-name-complex="Tahoma"/>
    </style:style>
    <style:style style:name="T6" style:family="text">
      <style:text-properties style:font-name="Tahoma" fo:font-size="12pt" fo:font-style="italic" style:font-size-asian="12pt" style:font-style-asian="italic" style:font-name-complex="Tahoma" style:font-style-complex="italic"/>
    </style:style>
    <style:style style:name="T7" style:family="text">
      <style:text-properties style:font-name="Tahoma" fo:font-size="12pt" fo:font-style="italic" style:font-size-asian="12pt" style:font-style-asian="italic" style:font-name-complex="Tahoma" style:font-size-complex="12pt"/>
    </style:style>
    <style:style style:name="T8" style:family="text">
      <style:text-properties style:font-name-asian="Tahom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Recommendations for Lumina Grant Proposal</text:span></text:p>
      <text:p text:style-name="P3">Edison State College</text:p>
      <text:p text:style-name="P4"/>
      <text:p text:style-name="P12"/>
      <text:h text:style-name="P27" text:outline-level="1">Introduction</text:h>
      <text:p text:style-name="P4"/>
      <text:p text:style-name="P21"><text:span text:style-name="T2">Like many colleges, Edison State College serves a high percentage of students from lower socio-economic backgrounds as well as a high percentage of minority students. <text:s/>According to institutional officials, about xxxx% of the college’s students are African-American, about a x% are Latino, and about %%% percent have family incomes at or near the poverty level. <text:s/>As a consequence, Edison State College is eligible for many forms of federal assistance to develop and enhance its services for low-income, first generation, and minority college students. <text:s/>The college already has a XXXXXX grant as well as several TRIO Programs. <text:s/>It also has XXXXXX and other such funding from the State of Florida. <text:s/></text:span></text:p>
      <text:p text:style-name="P21"><text:span text:style-name="T2">In addition to the number of at-risk students served by the institution, the proportion of Edison State students enrolled in developmental courses are significantly higher in comparison to other state and national institutions. For example, nearly seventy percent of Edison students are enrolled in at least one developmental course and fifty-six percent are enrolled in three developmental courses. Whereas, nationally, forty-eight percent of college students are enrolled in at least one developmental course. In addition, student success and retention rates among first time in college students enrolled in introductory mathematics courses are alarmingly low. Because the institution has recently gained state college status with approval to offer baccalaureate degrees, college officials have </text:span><text:soft-page-break/><text:span text:style-name="T2">to an opportunity to facilitate expanded opportunities for its students that are at risk of failure; yet, are capable of completing high levels of academic success given that appropriate research-based support programs are provided by the institution. <text:s/></text:span></text:p>
      <text:p text:style-name="P21"><text:span text:style-name="T2">The following section of this report includes recommendations for activities that facilitate student success for students with significant academic and personal challenges.</text:span></text:p>
      <text:h text:style-name="P28" text:outline-level="1">Recommendations</text:h>
      <text:h text:style-name="P1" text:outline-level="2">Strengthening coordination of services</text:h>
      <text:p text:style-name="P5"><text:tab/>Research in the field is consistent in reporting that strong coordination of courses and services is a key to effective retention programs for underprepared college students (Roueche &amp; Snow, 1977; Kiemig, 1983; Boylan, 2002). <text:s text:c="3"/></text:p>
      <text:p text:style-name="Text_20_body_20_indent"><text:span text:style-name="T2">In addition to coordinating, funding should also be used to increase coordination among existing courses and services serving Hispanic and other underprepared populations. <text:s text:c="2"/>Examples of areas where increased coordination and collaboration would be beneficial include </text:span></text:p>
      <text:list xml:id="list4281046289964722295" text:style-name="WW8Num1">
        <text:list-item>
          <text:p text:style-name="P6">ESL courses, </text:p>
        </text:list-item>
        <text:list-item>
          <text:p text:style-name="P6">assessment, placement, and counseling activities,</text:p>
        </text:list-item>
        <text:list-item>
          <text:p text:style-name="P6"><text:span text:style-name="T8"><text:s/></text:span>developmental mathematics and English courses, </text:p>
        </text:list-item>
        <text:list-item>
          <text:p text:style-name="P16"><text:span text:style-name="T2">learning laboratories, tutoring services, and supplemental learning</text:span></text:p>
        </text:list-item>
        <text:list-item>
          <text:p text:style-name="P16"><text:span text:style-name="T2">learning communities, orientation, and integrated freshman-experience course </text:span></text:p>
        </text:list-item>
        <text:list-item>
          <text:p text:style-name="P6"><text:soft-page-break/>other learning support services. <text:s/></text:p>
        </text:list-item>
      </text:list>
      <text:p text:style-name="P15"><text:span text:style-name="T2">Representatives from all these areas will be selected to serve as an advising and coordinating body for these activities. <text:s/>This body will meet regularly during each semester to seek ways of increasing collaboration among these areas, to promote communication, and to identify and remove barriers to student retention.</text:span></text:p>
      <text:h text:style-name="P1" text:outline-level="2">Strengthening mathematics instruction</text:h>
      <text:p text:style-name="P15"><text:span text:style-name="T2"><text:tab/>A major barrier to the success of Hispanic and other underprepared students are the mathematics courses at Edison State College. <text:s/>According to institutional data, only XXXXX% of those who place into the lowest level developmental mathematics course successfully complete the college level mathematics course within two years. <text:s/>In fact, XXX% of these students do not pass any mathematics course at all within two years. <text:s/>Increasing pass rates in developmental and curriculum mathematics courses would, therefore, contribute to improving retention.</text:span></text:p>
      <text:p text:style-name="P15"><text:span text:style-name="T2"><text:tab/>It is recommended that Lumina funding be used to strengthen developmental mathematics instruction at Edison State College. <text:s/>Some examples of how this might be accomplished include the following.</text:span></text:p>
      <text:list xml:id="list1928773678153494088" text:style-name="WW8Num3">
        <text:list-item>
          <text:p text:style-name="P8">Hire a coordinator for developmental mathematics courses. <text:s/>This coordinator should provide mentoring, oversight, coordination, and training to all faculty (full-time and adjunct) who teach developmental mathematics courses. <text:s/>Because this coordinator should be highly trained in developmental education, it is recommended that whoever is hired be sent to the Kellogg Institute for the Training and Certification of Developmental Educators or <text:soft-page-break/>some similar training program to develop his or her expertise in developmental education.</text:p>
        </text:list-item>
      </text:list>
      <text:p text:style-name="P24"/>
      <text:list xml:id="list171720841169779" text:continue-numbering="true" text:style-name="WW8Num3">
        <text:list-item>
          <text:p text:style-name="P8">Emphasize faculty development for mathematics instructors. <text:s/>Research indicates that providing training to those teaching developmental courses increases the pass rates in those courses and contributes to short-term retention (Cassazza &amp; Silverman, 1996; Boylan, Bliss, &amp; Bonham, 1997; McCabe, 2000). <text:s/>All faculty teaching developmental mathematics courses should participate in regular and systematic professional development activities throughout the academic year. <text:s/>They should also be held accountable for integrating the concepts and techniques learned through professional development activities into their own instruction. <text:s/>Particular attention should be paid to the training of adjunct faculty who, in reality, teach most sections of developmental mathematics.</text:p>
        </text:list-item>
      </text:list>
      <text:p text:style-name="P4"/>
      <text:list xml:id="list171720842171607" text:continue-numbering="true" text:style-name="WW8Num3">
        <text:list-item>
          <text:p text:style-name="P8">Use Supplemental Instruction (Martin &amp; Arendale, 1994) to support developmental mathematics courses. <text:s/>Supplemental Instruction (VSI) supports instruction by placing “SI leaders” in each class who attend class meetings and hold supplemental learning sessions outside of class. <text:s/>The use of this technique has proven to increase passing rates and retention for students in courses with high failure rates (Ramirez, 1997). <text:s/></text:p>
        </text:list-item>
      </text:list>
      <text:p text:style-name="P4"/>
      <text:h text:style-name="P2" text:outline-level="2">Reduce Class Sizes in Developmental Courses</text:h>
      <text:p text:style-name="P4"/>
      <text:p text:style-name="P21"><text:span text:style-name="T2">The class limits for developmental mathematics courses at Edison State College are unacceptably high. <text:s/>The national average for enrollment in community college developmental courses is xx students for mathematics and xx for English (Shultz, 2000). <text:s/>According to the instructors interviewed, the average size for developmental courses at Edison State College ranges from xx to xx students in mathematics and xx to xx students in English. <text:s/>Admittedly, these figures decline during the semester owing to students dropping out or never appearing in class. <text:s/>In spite of this attrition, however, class sizes of 35 in developmental mathematics and 30 in developmental English are not </text:span><text:soft-page-break/><text:span text:style-name="T2">uncommon. <text:s/>Although there is no known “ideal” class size for developmental courses, the numbers at Edison State College still appear to be too high. <text:s/></text:span></text:p>
      <text:p text:style-name="P17"><text:span text:style-name="T2">The National Council of Teachers of English (1987), for instance, recommends that developmental writing classes be limited to fifteen students. <text:s/>Furthermore, research indicates that there is a clear relationship between small class size and improved student performance in basic writing courses (</text:span><text:span text:style-name="T3">Sheridan-Rabideau &amp; Brossell, 1995).</text:span><text:span text:style-name="T2"> <text:s/>To the extent possible, grant funds should be used to reduce class size or provide better support for developmental courses.</text:span></text:p>
      <text:h text:style-name="P1" text:outline-level="2">Expand entry counseling and monitoring for Hispanic students</text:h>
      <text:p text:style-name="P15"><text:span text:style-name="T2"><text:tab/>The assessment, advisement, and placement process at Edison State College represents a highly sophisticated model. <text:s/>The fact that proctors meet with students and explain the assessment and placement process prior to testing, that an orientation is provided immediately following testing, and that students meet with advisors immediately following orientation to select courses is an excellent example of the state of the art in academic advising. <text:s/>Unfortunately, there are very few advisors involved in this process and their “case load” is overwhelming. <text:s/></text:span></text:p>
      <text:p text:style-name="P21"><text:span text:style-name="T2">Adding advisors to expand orientation and advising time for Hispanic or other underprepared students would provide more opportunities for “face to face” contact. <text:s/>This, in turn, would provide better grounding for these students in the rewards, behaviors, and expectations of academe. <text:s/>This is important because low income and first generation college students often lack an understanding of </text:span><text:soft-page-break/><text:span text:style-name="T2">how college works and how they are expected to behave in the academic environment (Sedlacek, 1986; Anderson, 2000; Boylan, Sutton, &amp; Anderson, 2003).</text:span></text:p>
      <text:p text:style-name="P15"><text:span text:style-name="T2"><text:tab/>The additional advisors recommended here might also be used to expand monitoring and intervention for probationary students. <text:s/>At present, college officials report that there are 2300 students on probation at Edison State College. <text:s/>Many of those on probation are Hispanic students. <text:s/>Additional advisors would ease what appears to be an overwhelming case load for advisors and allow them to provide more in depth intervention for Hispanic students who are at risk.</text:span></text:p>
      <text:h text:style-name="Heading_20_3" text:outline-level="3">Survey students regarding assessment, orientation, and placement</text:h>
      <text:p text:style-name="Text_20_body"><text:tab/>As good as the assessment, orientation, and placement system is at Edison State College, it can still benefit from gathering more information from the students who participate in it. <text:s/>This information may then be used to refine and improve the total process.</text:p>
      <text:p text:style-name="P15"><text:span text:style-name="T2"><text:tab/>It is recommended that Lumina funding be used to support an annual survey of a random sample of students who have participated in the assessment, orientation, and placement process. <text:s/>This survey should be conducted at the end of the first semester. <text:s/>It should be designed to determine:</text:span></text:p>
      <text:list xml:id="list5446871825501866601" text:style-name="WW8Num2">
        <text:list-item>
          <text:p text:style-name="P9">what students thought they heard during the process</text:p>
        </text:list-item>
      </text:list>
      <text:p text:style-name="P24"/>
      <text:list xml:id="list171720851158289" text:continue-numbering="true" text:style-name="WW8Num2">
        <text:list-item>
          <text:p text:style-name="P9">what students learned from the process;</text:p>
        </text:list-item>
      </text:list>
      <text:p text:style-name="P24"/>
      <text:list xml:id="list171720852168999" text:continue-numbering="true" text:style-name="WW8Num2">
        <text:list-item>
          <text:p text:style-name="P9">what students considered to be the strong and weak points of the process, and</text:p>
        </text:list-item>
      </text:list>
      <text:p text:style-name="P4"/>
      <text:list xml:id="list171720853169862" text:continue-numbering="true" text:style-name="WW8Num2">
        <text:list-item>
          <text:p text:style-name="P19"><text:soft-page-break/><text:span text:style-name="T2">how the process shaped their attitudes toward Edison State College.</text:span></text:p>
        </text:list-item>
      </text:list>
      <text:p text:style-name="P4"/>
      <text:p text:style-name="Text_20_body">Data from such a survey should be shared with appropriate student services personnel and these individuals should meet each year to identify and implement revisions to improve the counseling, advisement, and placement process. <text:s/>The data collected for this should be used only for formative purposes. <text:s/>In other words, it should only be used for program improvement purposes, not for summative evaluation purposes.</text:p>
      <text:h text:style-name="Heading_20_2" text:outline-level="2"><text:span text:style-name="T2">Provide a laptop computers for at-risk students enrolled in developmental English</text:span></text:h>
      <text:p text:style-name="P5"><text:tab/>Interviews with developmental English instructors suggest that there are an insufficient number of computers available for developmental students to engage in composition activities using word processing. <text:s/>These instructors believe that increased opportunities to use word processing for writing assignments would encourage students to write more and to edit their work more carefully.</text:p>
      <text:p text:style-name="P15"><text:span text:style-name="T2"><text:tab/>One solution to this problem would be to provide a computers dedicated to use for at-risk students enrolled in developmental English classes. <text:s/>This should not only improve students’ performance in developmental English classes but it should also contribute to developing computer literacy skills among the very students who are least likely to have these skills. </text:span></text:p>
      <text:h text:style-name="P2" text:outline-level="2">Improve integration of classrooms and laboratories</text:h>
      <text:p text:style-name="P4"/>
      <text:p text:style-name="P5"><text:soft-page-break/><text:tab/>Although there are some instructional laboratories available to developmental students, their impact could be improved by increasing the degree to which these are integrated with classes. <text:s/>The integration of classrooms and laboratories can contribute to improved pass rates in developmental courses (Keimig, 1983; Boylan, Bliss, &amp; Bonham, 1997; Boylan, 2002).</text:p>
      <text:p text:style-name="P5"><text:tab/>Integrating classrooms and laboratories involves:</text:p>
      <text:list xml:id="list3421294810672630805" text:style-name="WW8Num4">
        <text:list-item>
          <text:p text:style-name="P10">having instructors and laboratory personnel meet to identify courses goals and objectives and identifying laboratory activities to support these goals and objectives,</text:p>
        </text:list-item>
      </text:list>
      <text:p text:style-name="P25"/>
      <text:list xml:id="list171720863150580" text:continue-numbering="true" text:style-name="WW8Num4">
        <text:list-item>
          <text:p text:style-name="P10">requiring students to use laboratories on a consistent basis as an integral part of course activities, </text:p>
        </text:list-item>
      </text:list>
      <text:p text:style-name="P4"/>
      <text:list xml:id="list171720864159096" text:continue-numbering="true" text:style-name="WW8Num4">
        <text:list-item>
          <text:p text:style-name="P10">grading students on their participation in laboratories, and</text:p>
        </text:list-item>
      </text:list>
      <text:p text:style-name="P4"/>
      <text:list xml:id="list171720865170161" text:continue-numbering="true" text:style-name="WW8Num4">
        <text:list-item>
          <text:p text:style-name="P10">having instructors and laboratory personnel meet regularly to refine and improve the connections between classroom and laboratory activities.</text:p>
        </text:list-item>
      </text:list>
      <text:p text:style-name="P4"/>
      <text:p text:style-name="P15"><text:span text:style-name="T2">It is recommended, therefore, that grant funds be used to promote this sort of integration of classrooms and laboratories, particularly those supporting Hispanic students.</text:span></text:p>
      <text:h text:style-name="P2" text:outline-level="2">Develop learning communities</text:h>
      <text:p text:style-name="P12"/>
      <text:p text:style-name="P5"><text:tab/>The use of learning communities has been found to be particularly effective in improving the academic performance of underprepared students (McCabe &amp; Day, 1998; Tinto, 1996; Tinto, 1998). <text:s/>The simplest model of learning communities simply involves pairing of two courses (such as a reading and a mathematics course) for a cohort of students who take both courses simultaneously. <text:s/>More complex models involve providing a full battery of courses <text:soft-page-break/>grouped around common themes taught by instructors who meet regularly to insure that critical concepts are reinforced in each course. <text:s/>Among the keys to successful learning communities are:</text:p>
      <text:list xml:id="list7851025952862019094" text:style-name="WW8Num5">
        <text:list-item>
          <text:p text:style-name="P11">careful preplanning of course activities by those teaching courses in the learning community,</text:p>
        </text:list-item>
      </text:list>
      <text:p text:style-name="P25"/>
      <text:list xml:id="list171720869148265" text:continue-numbering="true" text:style-name="WW8Num5">
        <text:list-item>
          <text:p text:style-name="P11">pre-course screening of those students who will participate in learning communities,</text:p>
        </text:list-item>
      </text:list>
      <text:p text:style-name="P25"/>
      <text:list xml:id="list171720870160712" text:continue-numbering="true" text:style-name="WW8Num5">
        <text:list-item>
          <text:p text:style-name="P11">regular and ongoing communication between the instructors of all learning community courses,</text:p>
        </text:list-item>
      </text:list>
      <text:p text:style-name="P4"/>
      <text:list xml:id="list171720871160897" text:continue-numbering="true" text:style-name="WW8Num5">
        <text:list-item>
          <text:p text:style-name="P11">early training of students who participate in learning communities in the rules, procedures, and expectations of the community, and</text:p>
        </text:list-item>
      </text:list>
      <text:p text:style-name="P4"/>
      <text:list xml:id="list171720873168583" text:continue-numbering="true" text:style-name="WW8Num5">
        <text:list-item>
          <text:p text:style-name="P11">extra-curricular provision of social, cultural, or recreational activities designed to support the learning communities (Adams &amp; Honeycutt, 2000).</text:p>
        </text:list-item>
      </text:list>
      <text:p text:style-name="P4"/>
      <text:p text:style-name="P15"><text:span text:style-name="T2">It is recommended that Lumina funds be used to develop and sustain a variety of learning communities for Hispanic and other undereprepared students at Edison State College. <text:s text:c="3"/></text:span></text:p>
      <text:h text:style-name="P2" text:outline-level="2">Promote the use of alternative teaching methods in basic skills courses</text:h>
      <text:p text:style-name="P4"/>
      <text:p text:style-name="P15"><text:span text:style-name="T2"><text:tab/>A basic maxim in developmental education is that diverse students require diverse teaching methods. <text:s/>Edison State College has a </text:span><text:span text:style-name="T4">very </text:span><text:span text:style-name="T2">diverse student body. <text:s/>Because it was not possible to observe classroom instruction during this visit, the consultant was unable to determine the extent to which Edison State College faculty use a variety of instructional techniques. <text:s/>However, as Grubb (1998) points out, diversity in instructional methods is relatively rare among college faculty. </text:span></text:p>
      <text:p text:style-name="P15"><text:soft-page-break/><text:span text:style-name="T2"><text:tab/>The use of diverse instructional techniques is particularly important to developmental students (Cross, 1976; McCabe, 2000; Boylan, 2002). <text:s/>Yet many developmental instructors fail to use these techniques in their classrooms (Grubb, 1999). <text:s/>It is recommended, therefore, that Lumina funds be used to promote and enhance instructional development, particularly for those teaching developmental courses. <text:s/>Examples of techniques that might be promoted include:</text:span></text:p>
      <text:list xml:id="list8249568018050989396" text:style-name="WW8Num8">
        <text:list-item>
          <text:p text:style-name="P7">active learning,</text:p>
        </text:list-item>
        <text:list-item>
          <text:p text:style-name="P7">computer assisted instruction,</text:p>
        </text:list-item>
        <text:list-item>
          <text:p text:style-name="P18"><text:span text:style-name="T2">group projects, and collaborative learning (Johnson and Johnson model)</text:span></text:p>
        </text:list-item>
        <text:list-item>
          <text:p text:style-name="P7">Pedagogies appropriate for conceptual understanding of mathematical concepts </text:p>
        </text:list-item>
        <text:list-item>
          <text:p text:style-name="P7">classroom assessment, and</text:p>
        </text:list-item>
        <text:list-item>
          <text:p text:style-name="P7">individualized instruction.</text:p>
        </text:list-item>
      </text:list>
      <text:p text:style-name="P15"><text:span text:style-name="T2">The Lumina grant might even be used to set up an instructional development institute for faculty teaching Hispanic and other underprepared students. <text:s/>This institute might work with faculty to identify their needs for instructional development and then develop and coordinate workshops, discussion groups, conference attendance, and other faculty development activities. </text:span></text:p>
      <text:p text:style-name="P13">Provide freshmen seminars/student success courses</text:p>
      <text:p text:style-name="P15"><text:soft-page-break/><text:span text:style-name="T2"><text:tab/>As noted earlier, many first generation college students are totally unfamiliar with the rules, expectations, procedures, and behaviors expected in academic settings. Furthermore, a large number of the Hispanic students attending Edison State College are first generation students. <text:s/>Courses emphasizing orientation to college, matriculation procedures, personal development, wellness, personal management, critical thinking, problem solving, and study strategies can contribute to the success of these students (Upcraft &amp; Gardner, 1989; Higbee &amp; Dwinnel, 1998; McCabe, 2000). <text:s/></text:span></text:p>
      <text:p text:style-name="P5"><text:tab/>It is recommended, therefore, that the grant proposal provide for the establishment of a one or two credit course for first year students. <text:s/>This course should be required for incoming students identified as “high risk” and for all those students on probation. <text:s/>Typically, such courses are team taught by a combination of faculty, staff, and students who are given stipends, release time, or travel money in return for their services.</text:p>
      <text:h text:style-name="Heading_20_4" text:outline-level="4">Conclusion</text:h>
      <text:p text:style-name="P15"><text:span text:style-name="T2"><text:tab/>Institutional data suggests that there is substantial room for improvement in the way developmental courses and services are organized and delivered. <text:s/>Success rates in developmental mathematics and English are well below national averages (National Center for Education Statistics, 1996). <text:s/>Almost XX% of the college’s students are on probation. <text:s/>Persistence rates lag behind most other colleges in the district. <text:s/>Graduation and transfer rates for Hispanic students are low.</text:span></text:p>
      <text:p text:style-name="P5"><text:soft-page-break/><text:tab/>The college faculty interviewed claim that much of this is due to a decline in the skill levels of entering students as well as students’ apparent ignorance of appropriate academic behaviors. <text:s/>The available anecdotal evidence suggests that these claims are probably true to some degree. <text:s/>Furthermore, similar anecdotal evidence is provided by faculty at practically every college or university the consultant visits. <text:s text:c="2"/>In the view of most college and university faculty at non-selective institutions, student performance is weak today because the students we admit today are weaker than those admitted in the past. <text:s/>Whether or not this perception is true is largely irrelevant. <text:s/>College professors have to teach the students they actually have in their classes, not the students they wish they had (Wlodkowski &amp; Ginsberg, 1995).</text:p>
      <text:p text:style-name="Text_20_body"><text:tab/>Fortunately, a vast body of research on improving student performance has been published in the past two decades. <text:s/>Regardless of our students’ current level of entry skills, we have models, techniques, and tools available to improve those skills. <text:s/>The possibility of obtaining a Lumina grant presents an opportunity for faculty and staff of Edison State College to improve learning by improving teaching. <text:s/>This is indeed fortunate because it is highly unlikely that learning will be improved at the college through the entry of a vastly increased number of qualified, prepared, and motivated students at any point in the near future.</text:p>
      <text:h text:style-name="P28" text:outline-level="1">References</text:h>
      <text:p text:style-name="Standard"><text:span text:style-name="T2"><text:tab/>Adams, S., &amp; Huneycutt, C. (2000, July). <text:s/></text:span><text:span text:style-name="T6">Developing learning communities for developmental students</text:span><text:span text:style-name="T2">. <text:s/>Presentation at the Kellogg Institute for the Training and Certification of Developmental Educators, Boone, NC. </text:span></text:p>
      <text:p text:style-name="P4"/>
      <text:p text:style-name="P20"><text:soft-page-break/><text:span text:style-name="T2">Anderson, J. (2000). <text:s/>Tailoring assessment to student learning styles: A model for diverse populations. <text:s/>In L. Suskie (Ed.) </text:span><text:span text:style-name="T5">Assessment to promote deep learning</text:span><text:span text:style-name="T2">, pp. 3-7. <text:s/>Washington, DC: American Association for Higher Education</text:span></text:p>
      <text:p text:style-name="P4"/>
      <text:p text:style-name="Standard"><text:span text:style-name="T2"><text:tab/>Boylan, H. Bliss, L. &amp; Bonham, B. (1997). <text:s/>The relationship between program components and student performance</text:span><text:span text:style-name="T6">. <text:s/>Journal of Developmental Education</text:span><text:span text:style-name="T2">, 20 (3), 2-9.</text:span></text:p>
      <text:p text:style-name="P14"/>
      <text:p text:style-name="Standard"><text:span text:style-name="T2"><text:tab/>Boylan, H., &amp; Saxon, P. (1998). <text:s/></text:span><text:span text:style-name="T6">An evaluation of developmental education in Texas colleges and universities</text:span><text:span text:style-name="T2">. <text:s/>Austin, TX: Texas Higher Education Coordinating Board.</text:span></text:p>
      <text:p text:style-name="P14"/>
      <text:p text:style-name="Standard"><text:span text:style-name="T2"><text:tab/>Boylan, H. (2002). <text:s/></text:span><text:span text:style-name="T6">What works: Research-based best practices in developmental education</text:span><text:span text:style-name="T2">. <text:s/>Boone, NC: Continuous Quality Improvement Network/National Center for Developmental Education. </text:span></text:p>
      <text:p text:style-name="P4"/>
      <text:p text:style-name="Standard"><text:span text:style-name="T2"><text:tab/>Boylan, H., Sutton, M., &amp; Anderson, J. (2003). <text:s/>Diversity as a resource in developmental education. <text:s/></text:span><text:span text:style-name="T6">Journal of Developmental Education</text:span><text:span text:style-name="T2">, 27(1), 12-18.</text:span></text:p>
      <text:p text:style-name="P4"/>
      <text:p text:style-name="Standard"><text:span text:style-name="T2"><text:tab/>Casazza, M., &amp; Silverman, S. (1996). <text:s/></text:span><text:span text:style-name="T6">Learning assistance and developmental education</text:span><text:span text:style-name="T2">. <text:s/>San Francisco, CA: Jossey-Bass.</text:span></text:p>
      <text:p text:style-name="P4"/>
      <text:p text:style-name="Standard"><text:span text:style-name="T2"><text:tab/>Grubb, N. (19??). <text:s/></text:span><text:span text:style-name="T6">Honored but invisible: An inside look at community college teaching</text:span><text:span text:style-name="T2">. <text:s/>New York, NY: Routledge.</text:span></text:p>
      <text:p text:style-name="P4"/>
      <text:p text:style-name="Standard"><text:span text:style-name="T2"><text:tab/>Higbee, J., &amp; Dwinnel, P. (1998). <text:s/></text:span><text:span text:style-name="T5">Developmental education: Preparing successful college students. <text:s/></text:span><text:span text:style-name="T2">Columbia, SC: National Center for the First Year Experience and Students in Transition.</text:span></text:p>
      <text:p text:style-name="P4"/>
      <text:p text:style-name="Standard"><text:span text:style-name="T2"><text:tab/>Kiemig, R. (1983). <text:s/></text:span><text:span text:style-name="T6">Raising academic standards: A guide to learning improvement. <text:s/>Research Report # 3</text:span><text:span text:style-name="T2">. <text:s/>Washington, DC: Association for the Study of Higher Education. </text:span></text:p>
      <text:p text:style-name="P4"/>
      <text:p text:style-name="P4"/>
      <text:p text:style-name="P20"><text:span text:style-name="T2">McCabe, R. (2000). <text:s/></text:span><text:span text:style-name="T6">No one to waste: A report to community college leaders and public decision makers</text:span><text:span text:style-name="T2">. <text:s/>Washington, DC: The Community College Press.</text:span></text:p>
      <text:p text:style-name="P4"/>
      <text:p text:style-name="Standard"><text:span text:style-name="T2"><text:tab/>Martin, D., &amp; Arendale, D. (1994). <text:s/>Supplemental instruction: Increasing achievement and retention. <text:s/></text:span><text:span text:style-name="T5">New Directions for Teaching and Learning</text:span><text:span text:style-name="T2">, Number 60. <text:s/>San Francisco, CA: Jossey-Bass.</text:span></text:p>
      <text:p text:style-name="P4"/>
      <text:p text:style-name="P23"><text:soft-page-break/>National Council of the Teachers of English (NCTE). (1987). Statement on Class Size and Teacher Workload: College. <text:s text:c="2"/>&lt;http://www.ncte.org/about/over/positions/category/class/107620.htm&gt;</text:p>
      <text:p text:style-name="P4"/>
      <text:p text:style-name="P4"><text:tab/>National Center for Education Statistics (1996). <text:s/>Remedial education at higher education institutions, fall, 1995. <text:s/>Washington, DC: U.S. Department of Education, Office of Educational Research and Improvement.</text:p>
      <text:p text:style-name="P4"/>
      <text:p text:style-name="Standard"><text:span text:style-name="T2"><text:tab/>Ramirez, G. (1997). <text:s/>Supplemental instruction: The long-term effect. <text:s/></text:span><text:span text:style-name="T5">Journal of Developmental Education</text:span><text:span text:style-name="T2">, 21(1), 2-10.</text:span></text:p>
      <text:p text:style-name="P4"/>
      <text:p text:style-name="Standard"><text:span text:style-name="T2"><text:tab/>Roueche, J., &amp; Snow, G. (1977). <text:s/></text:span><text:span text:style-name="T6">Overcoming learning problems</text:span><text:span text:style-name="T2">. <text:s/>San Francisco, CA: Jossey-Bass.</text:span></text:p>
      <text:p text:style-name="P4"><text:tab/></text:p>
      <text:p text:style-name="Standard"><text:span text:style-name="T2"><text:tab/>Roueche, J., &amp; Roueche, S. (1999). <text:s/></text:span><text:span text:style-name="T5">Remedial education: High Stakes, high performance</text:span><text:span text:style-name="T2">. <text:s/>Washington, DC: Community College Press.</text:span></text:p>
      <text:p text:style-name="P4"><text:tab/></text:p>
      <text:p text:style-name="Standard"><text:span text:style-name="T2"><text:tab/>Sedlacek, W. (1987). <text:s/>Black students on white campuses: 20 years of research. <text:s/></text:span><text:span text:style-name="T5">Journal of College Student Personnel</text:span><text:span text:style-name="T2">, 24(1), 484-495. </text:span></text:p>
      <text:p text:style-name="P4"/>
      <text:p text:style-name="P20"><text:span text:style-name="T3">Sheridan-Rabideau M.P. &amp; Brossell, G. (1995). Finding basic writing’s place. </text:span><text:span text:style-name="T7">Journal of Basic Writing</text:span><text:span text:style-name="T3">, 14(1), 21-26. </text:span></text:p>
      <text:p text:style-name="P4"/>
      <text:p text:style-name="Standard"><text:span text:style-name="T2"><text:tab/>Shults, C. (2000). <text:s/></text:span><text:span text:style-name="T5">Institutional policies and practices in remedial education: A national study of community colleges</text:span><text:span text:style-name="T2">. <text:s/>Washington, DC: American Association of Community Colleges.<text:tab/></text:span></text:p>
      <text:p text:style-name="P4"/>
      <text:p text:style-name="Standard"><text:span text:style-name="T2"><text:tab/>Tinto, V. (1996). <text:s/>Classrooms as communities: Exploring the educational character of student persistence. </text:span><text:span text:style-name="T5">Journal of Higher Education</text:span><text:span text:style-name="T2"> , 68(6), 599-623.</text:span></text:p>
      <text:p text:style-name="P4"/>
      <text:p text:style-name="Standard"><text:span text:style-name="T2"><text:tab/>Tinto, V. (1998, January). <text:s/></text:span><text:span text:style-name="T5">Learning communities and the reconstruction of remediation in higher education</text:span><text:span text:style-name="T2">, paper presented at the Conference on Replacing Remediation in Higher Education, Stanford University, Palo Alto, CA.</text:span></text:p>
      <text:p text:style-name="P4"><text:tab/></text:p>
      <text:p text:style-name="Standard"><text:span text:style-name="T2"><text:tab/>Upcraft, M., &amp; Gardner, J. (1989). <text:s/></text:span><text:span text:style-name="T5">The freshman year experience</text:span><text:span text:style-name="T2">. <text:s/>San Francisco, CA: Jossey-Bass.</text:span></text:p>
      <text:p text:style-name="P4"/>
      <text:p text:style-name="P20"><text:span text:style-name="T2">Wlodkowski, R., &amp; Ginsberg, M. (1995</text:span><text:span text:style-name="T5">). <text:s/>Diversity and motivation: Culturally responsive teaching</text:span><text:span text:style-name="T2">. <text:s/>San Francisco, CA: Jossey-Bass.</text:span></text:p>
      <text:p text:style-name="P22"/>
      <text:p text:style-name="P22"/>
      <text:p text:style-name="P22"/>
      <text:p text:style-name="P22"/>
      <text:p text:style-name="P22"/>
      <text:p text:style-name="P2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line-height="200%"/>
      <style:text-properties style:font-name="Tahoma" fo:font-family="Tahoma" style:font-family-generic="swiss" style:font-pitch="variable" fo:font-size="12pt" style:font-size-asian="12pt"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line-height="200%" fo:keep-with-next="always"/>
      <style:text-properties fo:font-style="italic" fo:font-weight="bold"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line-height="200%" fo:keep-with-next="always"/>
      <style:text-properties style:font-name="Tahoma" fo:font-family="Tahoma" style:font-family-generic="swiss" style:font-pitch="variable" fo:font-size="12pt" fo:font-style="italic" fo:font-weight="bold" style:font-size-asian="12pt" style:font-style-asian="italic" style:font-weight-asian="bold" style:font-name-complex="Tahoma" style:font-family-complex="Tahoma" style:font-family-generic-complex="swiss" style:font-pitch-complex="variable" style:font-style-complex="italic" style:font-weight-complex="bold"/>
    </style:style>
    <style:style style:name="Heading_20_4" style:display-name="Heading 4" style:family="paragraph" style:parent-style-name="Standard" style:next-style-name="Standard" style:default-outline-level="4" style:class="text">
      <style:paragraph-properties fo:line-height="200%" fo:keep-with-next="always"/>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weight-complex="bold"/>
    </style:style>
    <style:style style:name="Text_20_body_20_indent" style:display-name="Text body indent" style:family="paragraph" style:parent-style-name="Standard" style:class="text">
      <style:paragraph-properties fo:margin-left="0in" fo:margin-right="0in" fo:line-height="200%" fo:text-indent="0.5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commendations for Title V Grant Proposal</dc:title>
    <meta:initial-creator>RCOE</meta:initial-creator>
    <meta:creation-date>2009-07-30T16:11:00</meta:creation-date>
    <dc:creator>Steve Atkins</dc:creator>
    <dc:date>2009-07-30T16:11:00</dc:date>
    <meta:print-date>2005-05-18T09:50:00</meta:print-date>
    <meta:editing-cycles>2</meta:editing-cycles>
    <meta:editing-duration>P15824DT17H31M44S</meta:editing-duration>
    <meta:document-statistic meta:table-count="0" meta:image-count="0" meta:object-count="0" meta:page-count="15" meta:paragraph-count="102" meta:word-count="3076" meta:character-count="21648" meta:non-whitespace-character-count="18506"/>
    <meta:generator>LibreOffice/4.1.4.2$Windows_x86 LibreOffice_project/0a0440ccc0227ad9829de5f46be37cfb6edcf72</meta:generator>
  </office:meta>
</office:document-meta>
</file>